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rbel1" svg:font-family="Corbel"/>
    <style:font-face style:name="Arial2" svg:font-family="Arial" style:font-pitch="fixed"/>
    <style:font-face style:name="서울도시4" svg:font-family="서울도시" style:font-pitch="fixed"/>
    <style:font-face style:name="서울도시1" svg:font-family="서울도시" style:font-family-generic="modern" style:font-pitch="fixed"/>
    <style:font-face style:name="Aguafina Script" svg:font-family="'Aguafina Script'" style:font-pitch="variable"/>
    <style:font-face style:name="Arial1" svg:font-family="Arial" style:font-pitch="variable"/>
    <style:font-face style:name="Corbel2" svg:font-family="Corbe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KR1" svg:font-family="'Noto Sans CJK KR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서울도시2" svg:font-family="서울도시" style:font-family-generic="moder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서울도시" svg:font-family="서울도시" style:font-family-generic="roman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서울도시3" svg:font-family="서울도시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aise_20_and_20_Worship_20_1st_5f_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Praise_20_and_20_Worship_20_1st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Praise_20_and_20_Worship_20_1st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4cm" fo:padding-right="0cm" fo:wrap-option="wrap"/>
      <style:paragraph-properties style:writing-mode="lr-tb"/>
    </style:style>
    <style:style style:name="pr4" style:family="presentation" style:parent-style-name="Praise_20_and_20_Worship_20_1st_5f_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.33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Ubuntu" fo:hyphenate="true"/>
    </style:style>
    <style:style style:name="P2" style:family="paragraph">
      <loext:graphic-properties draw:fill="none"/>
      <style:paragraph-properties fo:margin-left="0.33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4pt" fo:hyphenate="true"/>
    </style:style>
    <style:style style:name="P3" style:family="paragraph">
      <style:paragraph-properties fo:margin-left="0.33cm" fo:margin-right="0cm" fo:margin-top="0cm" fo:margin-bottom="0cm" fo:line-height="125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hyphenate="true"/>
    </style:style>
    <style:style style:name="P4" style:family="paragraph">
      <loext:graphic-properties draw:fill="none"/>
      <style:paragraph-properties fo:margin-left="0.33cm" fo:margin-right="0cm" fo:margin-top="0cm" fo:margin-bottom="0cm" fo:line-height="12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36pt" fo:hyphenate="true"/>
    </style:style>
    <style:style style:name="P5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hyphenate="true"/>
    </style:style>
    <style:style style:name="P6" style:family="paragraph">
      <loext:graphic-properties draw:fill="none"/>
      <style:paragraph-properties fo:margin-left="0.33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4pt" fo:hyphenate="true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0ad00" style:text-line-through-style="none" style:text-line-through-type="none" style:text-position="0% 100%" fo:font-size="44pt" fo:letter-spacing="normal" fo:language="en" fo:country="US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fo:font-size="36pt" fo:letter-spacing="normal" fo:language="en" fo:country="US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785600" style:text-line-through-style="none" style:text-line-through-type="none" style:text-position="0% 100%" fo:font-size="24pt" fo:letter-spacing="normal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785600" style:text-line-through-style="none" style:text-line-through-type="none" style:text-position="0% 100%" fo:font-size="44pt" fo:letter-spacing="normal" fo:language="en" fo:country="US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aise_20_and_20_Worship_20_1st_5f_" presentation:presentation-page-layout-name="AL1T0">
        <draw:frame draw:name="Text Placeholder 1" presentation:style-name="pr1" draw:text-style-name="P2" draw:layer="layout" svg:width="21.166cm" svg:height="2.962cm" svg:x="2.117cm" svg:y="1.482cm" presentation:class="outline" presentation:user-transformed="true">
          <draw:text-box>
            <text:p text:style-name="P1"><text:span text:style-name="T1">Agnu</text:span><text:span text:style-name="T1">s Dei</text:span></text:p>
          </draw:text-box>
        </draw:frame>
        <draw:frame draw:name="Content Placeholder 2" presentation:style-name="pr2" draw:text-style-name="P4" draw:layer="layout" svg:width="24.129cm" svg:height="12.276cm" svg:x="0.635cm" svg:y="4.657cm" presentation:class="outline" presentation:user-transformed="true">
          <draw:text-box>
            <text:p text:style-name="P3"><text:span text:style-name="T2">Allelui</text:span><text:span text:style-name="T2">a </text:span><text:span text:style-name="T2">Allelui</text:span><text:span text:style-name="T2">a</text:span><text:span text:style-name="T2"><text:line-break/></text:span><text:span text:style-name="T2">For </text:span><text:span text:style-name="T2">the </text:span><text:span text:style-name="T2">Lord </text:span><text:span text:style-name="T2">God </text:span><text:span text:style-name="T2">Almig</text:span><text:span text:style-name="T2">hty </text:span><text:span text:style-name="T2">reigns</text:span></text:p>
            <text:p text:style-name="P3"><text:span text:style-name="T2">(x2)</text:span></text:p>
          </draw:text-box>
        </draw:frame>
        <draw:frame draw:name="Text Placeholder 6" presentation:style-name="pr3" draw:text-style-name="P6" draw:layer="layout" svg:width="4.586cm" svg:height="1.269cm" svg:x="0.705cm" svg:y="3.81cm" presentation:class="outline" presentation:user-transformed="true">
          <draw:text-box>
            <text:p text:style-name="P5"><text:span text:style-name="T3">verse 1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aise_20_and_20_Worship_20_1st_5f_">
        <draw:frame draw:name="Text Placeholder 1" presentation:style-name="pr1" draw:text-style-name="P2" draw:layer="layout" svg:width="21.166cm" svg:height="2.962cm" svg:x="2.117cm" svg:y="1.482cm" presentation:class="outline" presentation:user-transformed="true">
          <draw:text-box>
            <text:p text:style-name="P1"><text:span text:style-name="T4">Agnu</text:span><text:span text:style-name="T4">s Dei</text:span></text:p>
          </draw:text-box>
        </draw:frame>
        <draw:frame draw:name="Content Placeholder 2" presentation:style-name="pr2" draw:text-style-name="P4" draw:layer="layout" svg:width="24.129cm" svg:height="12.276cm" svg:x="0.635cm" svg:y="4.657cm" presentation:class="outline" presentation:user-transformed="true">
          <draw:text-box>
            <text:p text:style-name="P3"><text:span text:style-name="T2">Allelui</text:span><text:span text:style-name="T2">a Holy</text:span></text:p>
            <text:p text:style-name="P3"><text:span text:style-name="T2">Holy </text:span><text:span text:style-name="T2">are </text:span><text:span text:style-name="T2">You </text:span><text:span text:style-name="T2">Lord </text:span><text:span text:style-name="T2">God </text:span><text:span text:style-name="T2">Almig</text:span><text:span text:style-name="T2">hty</text:span><text:span text:style-name="T2"><text:line-break/></text:span><text:span text:style-name="T2">Worth</text:span><text:span text:style-name="T2">y is </text:span><text:span text:style-name="T2">the </text:span><text:span text:style-name="T2">Lamb</text:span><text:span text:style-name="T2"><text:line-break/></text:span><text:span text:style-name="T2">Worth</text:span><text:span text:style-name="T2">y is </text:span><text:span text:style-name="T2">the </text:span><text:span text:style-name="T2">Lamb</text:span></text:p>
          </draw:text-box>
        </draw:frame>
        <draw:frame draw:name="Text Placeholder 6" presentation:style-name="pr3" draw:text-style-name="P6" draw:layer="layout" svg:width="4.586cm" svg:height="1.269cm" svg:x="0.705cm" svg:y="3.81cm" presentation:class="outline" presentation:user-transformed="true">
          <draw:text-box>
            <text:p text:style-name="P5"><text:span text:style-name="T3">choru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aise_20_and_20_Worship_20_1st_5f_">
        <draw:frame draw:name="Text Placeholder 1" presentation:style-name="pr1" draw:text-style-name="P2" draw:layer="layout" svg:width="21.166cm" svg:height="2.962cm" svg:x="2.117cm" svg:y="1.482cm" presentation:class="outline" presentation:user-transformed="true">
          <draw:text-box>
            <text:p text:style-name="P1"><text:span text:style-name="T4">Agnu</text:span><text:span text:style-name="T4">s Dei</text:span></text:p>
          </draw:text-box>
        </draw:frame>
        <draw:frame draw:name="Content Placeholder 2" presentation:style-name="pr2" draw:text-style-name="P4" draw:layer="layout" svg:width="24.129cm" svg:height="12.276cm" svg:x="0.635cm" svg:y="4.657cm" presentation:class="outline" presentation:user-transformed="true">
          <draw:text-box>
            <text:p text:style-name="P3"><text:span text:style-name="T2">You </text:span><text:span text:style-name="T2">are </text:span><text:span text:style-name="T2">Holy</text:span></text:p>
            <text:p text:style-name="P3"><text:span text:style-name="T2">Holy </text:span><text:span text:style-name="T2">are </text:span><text:span text:style-name="T2">You </text:span><text:span text:style-name="T2">Lord </text:span><text:span text:style-name="T2">God </text:span><text:span text:style-name="T2">Almig</text:span><text:span text:style-name="T2">hty</text:span><text:span text:style-name="T2"><text:line-break/></text:span><text:span text:style-name="T2">Worth</text:span><text:span text:style-name="T2">y is </text:span><text:span text:style-name="T2">the </text:span><text:span text:style-name="T2">Lamb</text:span><text:span text:style-name="T2"><text:line-break/></text:span><text:span text:style-name="T2">Worth</text:span><text:span text:style-name="T2">y is </text:span><text:span text:style-name="T2">the </text:span><text:span text:style-name="T2">Lamb</text:span></text:p>
            <text:p text:style-name="P3"><text:span text:style-name="T2">Amen</text:span></text:p>
          </draw:text-box>
        </draw:frame>
        <draw:frame draw:name="Text Placeholder 6" presentation:style-name="pr3" draw:text-style-name="P6" draw:layer="layout" svg:width="4.586cm" svg:height="1.269cm" svg:x="0.705cm" svg:y="3.81cm" presentation:class="outline" presentation:user-transformed="true">
          <draw:text-box>
            <text:p text:style-name="P5"><text:span text:style-name="T3">choru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aise_20_and_20_Worship_20_1st_5f_"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rbel1" svg:font-family="Corbel"/>
    <style:font-face style:name="Arial2" svg:font-family="Arial" style:font-pitch="fixed"/>
    <style:font-face style:name="서울도시4" svg:font-family="서울도시" style:font-pitch="fixed"/>
    <style:font-face style:name="서울도시1" svg:font-family="서울도시" style:font-family-generic="modern" style:font-pitch="fixed"/>
    <style:font-face style:name="Aguafina Script" svg:font-family="'Aguafina Script'" style:font-pitch="variable"/>
    <style:font-face style:name="Arial1" svg:font-family="Arial" style:font-pitch="variable"/>
    <style:font-face style:name="Corbel2" svg:font-family="Corbe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KR1" svg:font-family="'Noto Sans CJK KR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서울도시2" svg:font-family="서울도시" style:font-family-generic="moder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서울도시" svg:font-family="서울도시" style:font-family-generic="roman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서울도시3" svg:font-family="서울도시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ko" style:country-asian="KR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aise_20_and_20_Worship_20_1st_5f_-background" style:display-name="Praise and Worship 1st_-background" style:family="presentation">
      <style:graphic-properties draw:stroke="none" draw:fill="solid" draw:fill-color="#000000"/>
      <style:text-properties style:letter-kerning="true"/>
    </style:style>
    <style:style style:name="Praise_20_and_20_Worship_20_1st_5f_-backgroundobjects" style:display-name="Praise and Worship 1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aise_20_and_20_Worship_20_1st_5f_-notes" style:display-name="Praise and Worship 1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anumGothic" style:font-family-asian="NanumGothic" style:font-style-name-asian="Regular" style:font-family-generic-asian="swiss" style:font-pitch-asian="variable" style:font-size-asian="20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aise_20_and_20_Worship_20_1st_5f_-outline1" style:display-name="Praise and Worship 1st_-outline1" style:family="presentation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0.798cm" fo:min-width="0cm" fo:padding-top="0.125cm" fo:padding-bottom="0.125cm" fo:padding-left="0.254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aise_20_and_20_Worship_20_1st_5f_-outline1" style:display-name="Praise and Worship 1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" fo:font-family="Ubuntu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anumGothic" style:font-family-asian="NanumGothic" style:font-style-name-asian="Regular" style:font-family-generic-asian="swiss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 loext:hyphenation-no-caps="false"/>
    </style:style>
    <style:style style:name="Praise_20_and_20_Worship_20_1st_5f_-outline2" style:display-name="Praise and Worship 1st_-outline2" style:family="presentation" style:parent-style-name="Praise_20_and_20_Worship_20_1s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name-asian="NanumGothic" style:font-family-asian="NanumGothic" style:font-style-name-asian="Regular" style:font-family-generic-asian="swiss" style:font-pitch-asian="variable" style:font-size-asian="24pt" style:font-style-asian="normal" style:font-weight-asian="normal" style:font-size-complex="24pt" style:font-style-complex="normal" style:font-weight-complex="normal" fo:hyphenate="true"/>
    </style:style>
    <style:style style:name="Praise_20_and_20_Worship_20_1st_5f_-outline3" style:display-name="Praise and Worship 1st_-outline3" style:family="presentation" style:parent-style-name="Praise_20_and_20_Worship_20_1s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name-asian="NanumGothic" style:font-family-asian="NanumGothic" style:font-style-name-asian="Regular" style:font-family-generic-asian="swiss" style:font-pitch-asian="variable" style:font-size-asian="20pt" style:font-style-asian="normal" style:font-weight-asian="normal" style:font-size-complex="20pt" style:font-style-complex="normal" style:font-weight-complex="normal" fo:hyphenate="true"/>
    </style:style>
    <style:style style:name="Praise_20_and_20_Worship_20_1st_5f_-outline4" style:display-name="Praise and Worship 1st_-outline4" style:family="presentation" style:parent-style-name="Praise_20_and_20_Worship_20_1s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language="en" fo:country="US" fo:font-style="normal" style:text-underline-style="none" fo:font-weight="normal" style:font-name-asian="NanumGothic" style:font-family-asian="NanumGothic" style:font-style-name-asian="Regular" style:font-family-generic-asian="swiss" style:font-pitch-asian="variable" style:font-size-asian="20pt" style:font-style-asian="normal" style:font-weight-asian="normal" style:font-size-complex="20pt" style:font-style-complex="normal" style:font-weight-complex="normal" fo:hyphenate="true"/>
    </style:style>
    <style:style style:name="Praise_20_and_20_Worship_20_1st_5f_-outline5" style:display-name="Praise and Worship 1st_-outline5" style:family="presentation" style:parent-style-name="Praise_20_and_20_Worship_20_1st_5f_-outline4">
      <style:paragraph-properties fo:margin-top="0.1cm" fo:margin-bottom="0cm"/>
      <style:text-properties fo:font-size="20pt" style:font-size-asian="20pt" style:font-size-complex="20pt"/>
    </style:style>
    <style:style style:name="Praise_20_and_20_Worship_20_1st_5f_-outline6" style:display-name="Praise and Worship 1st_-outline6" style:family="presentation" style:parent-style-name="Praise_20_and_20_Worship_20_1st_5f_-outline5">
      <style:paragraph-properties fo:margin-top="0.1cm" fo:margin-bottom="0cm"/>
      <style:text-properties fo:font-size="20pt" style:font-size-asian="20pt" style:font-size-complex="20pt"/>
    </style:style>
    <style:style style:name="Praise_20_and_20_Worship_20_1st_5f_-outline7" style:display-name="Praise and Worship 1st_-outline7" style:family="presentation" style:parent-style-name="Praise_20_and_20_Worship_20_1st_5f_-outline6">
      <style:paragraph-properties fo:margin-top="0.1cm" fo:margin-bottom="0cm"/>
      <style:text-properties fo:font-size="20pt" style:font-size-asian="20pt" style:font-size-complex="20pt"/>
    </style:style>
    <style:style style:name="Praise_20_and_20_Worship_20_1st_5f_-outline8" style:display-name="Praise and Worship 1st_-outline8" style:family="presentation" style:parent-style-name="Praise_20_and_20_Worship_20_1st_5f_-outline7">
      <style:paragraph-properties fo:margin-top="0.1cm" fo:margin-bottom="0cm"/>
      <style:text-properties fo:font-size="20pt" style:font-size-asian="20pt" style:font-size-complex="20pt"/>
    </style:style>
    <style:style style:name="Praise_20_and_20_Worship_20_1st_5f_-outline9" style:display-name="Praise and Worship 1st_-outline9" style:family="presentation" style:parent-style-name="Praise_20_and_20_Worship_20_1st_5f_-outline8">
      <style:paragraph-properties fo:margin-top="0.1cm" fo:margin-bottom="0cm"/>
      <style:text-properties fo:font-size="20pt" style:font-size-asian="20pt" style:font-size-complex="20pt"/>
    </style:style>
    <style:style style:name="Praise_20_and_20_Worship_20_1st_5f_-subtitle" style:display-name="Praise and Worship 1st_-subtitle" style:family="presentation">
      <style:graphic-properties draw:stroke="none" draw:fill="none" draw:textarea-vertical-align="middle">
        <text:list-style style:name="Praise_20_and_20_Worship_20_1st_5f_-subtitle" style:display-name="Praise and Worship 1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anumGothic" style:font-family-asian="NanumGothic" style:font-style-name-asian="Regular" style:font-family-generic-asian="swiss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ise_20_and_20_Worship_20_1st_5f_-title" style:display-name="Praise and Worship 1st_-title" style:family="presentation">
      <style:graphic-properties draw:stroke="none" draw:fill="none" draw:textarea-vertical-align="middle">
        <text:list-style style:name="Praise_20_and_20_Worship_20_1st_5f_-title" style:display-name="Praise and Worship 1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Ubuntu" fo:font-family="Ubuntu" style:font-pitch="variable" fo:font-size="48pt" fo:letter-spacing="normal" fo:font-style="normal" fo:text-shadow="none" style:text-underline-style="none" fo:font-weight="normal" style:letter-kerning="true" fo:background-color="transparent" style:font-name-asian="NanumGothic" style:font-family-asian="NanumGothic" style:font-style-name-asian="Regular" style:font-family-generic-asian="swiss" style:font-pitch-asian="variable" style:font-size-asian="4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Praise_20_and_20_Worship_20_1st_5f_-outline1">
      <style:graphic-properties draw:stroke="none" svg:stroke-width="0cm" draw:fill="none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Praise_20_and_20_Worship_20_1st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Praise_20_and_20_Worship_20_1st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4cm" fo:padding-right="0cm" fo:wrap-option="wrap"/>
      <style:paragraph-properties style:writing-mode="lr-tb"/>
    </style:style>
    <style:style style:name="Mpr4" style:family="presentation" style:parent-style-name="Praise_20_and_20_Worship_20_1st_5f_-title">
      <style:graphic-properties draw:auto-grow-height="false" fo:min-height="3.181cm"/>
      <style:paragraph-properties style:writing-mode="lr-tb"/>
    </style:style>
    <style:style style:name="Mpr5" style:family="presentation" style:parent-style-name="Praise_20_and_20_Worship_20_1s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raise_20_and_20_Worship_20_1s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.33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.33cm" fo:margin-right="0cm" fo:margin-top="0cm" fo:margin-bottom="0cm" fo:line-height="12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9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75%" fo:text-align="end" style:writing-mode="lr-tb"/>
      <style:text-properties fo:color="#333333" style:font-name="Aguafina Script" fo:font-size="48pt" fo:font-weight="normal" style:font-weight-asian="normal" style:font-weight-complex="normal" fo:hyphenate="true"/>
    </style:style>
    <style:style style:name="MP12" style:family="paragraph">
      <loext:graphic-properties draw:fill="none"/>
      <style:paragraph-properties fo:margin-top="0cm" fo:margin-bottom="0cm" fo:line-height="75%" fo:text-align="end" style:writing-mode="lr-tb" style:font-independent-line-spacing="true"/>
      <style:text-properties fo:color="#333333" style:font-name="Aguafina Script" fo:font-size="48pt" fo:font-weight="normal" style:font-weight-asian="normal" style:font-weight-complex="normal" fo:hyphenate="true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0ad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name-asian="Arial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7856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guafina Script" fo:font-size="138pt" fo:letter-spacing="normal" fo:language="en" fo:country="US" fo:font-style="normal" style:text-underline-style="none" fo:font-weight="normal" style:font-name-asian="Arial" style:font-size-asian="138pt" style:font-style-asian="normal" style:font-weight-asian="normal" style:font-size-complex="1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aise_20_and_20_Worship_20_1st_5f_" style:display-name="Praise and Worship 1st_" style:page-layout-name="PM1" draw:style-name="Mdp1">
      <draw:frame draw:name="Text Placeholder 3" presentation:style-name="Mpr1" draw:text-style-name="MP6" draw:layer="backgroundobjects" svg:width="21.166cm" svg:height="2.962cm" svg:x="2.117cm" svg:y="1.482cm" presentation:class="outline" presentation:user-transformed="true">
        <draw:text-box>
          <text:list text:style-name="ML2">
            <text:list-item>
              <text:p text:style-name="MP5"><text:span text:style-name="MT2">Cli</text:span><text:span text:style-name="MT2">ck </text:span><text:span text:style-name="MT2">to </text:span><text:span text:style-name="MT2">add </text:span><text:span text:style-name="MT2">title</text:span></text:p>
            </text:list-item>
          </text:list>
        </draw:text-box>
      </draw:frame>
      <draw:frame draw:name="Content Placeholder 8" presentation:style-name="Mpr2" draw:text-style-name="MP8" draw:layer="backgroundobjects" svg:width="24.129cm" svg:height="12.276cm" svg:x="0.635cm" svg:y="4.657cm" presentation:class="outline" presentation:user-transformed="true">
        <draw:text-box>
          <text:p text:style-name="MP7"><text:span text:style-name="MT3">Click </text:span><text:span text:style-name="MT3">to add </text:span><text:span text:style-name="MT3">lyric</text:span></text:p>
        </draw:text-box>
      </draw:frame>
      <draw:frame draw:name="Text Placeholder 10" presentation:style-name="Mpr3" draw:text-style-name="MP10" draw:layer="backgroundobjects" svg:width="3.597cm" svg:height="1.269cm" svg:x="0.705cm" svg:y="3.81cm" presentation:class="outline" presentation:user-transformed="true">
        <draw:text-box>
          <text:p text:style-name="MP9"><text:span text:style-name="MT4">verse</text:span></text:p>
        </draw:text-box>
      </draw:frame>
      <draw:custom-shape draw:name="TextBox 5" draw:style-name="Mgr3" draw:text-style-name="MP12" draw:layer="backgroundobjects" svg:width="25.408cm" svg:height="4.631cm" svg:x="-0.317cm" svg:y="14.393cm">
        <text:p text:style-name="MP11"><text:span text:style-name="MT5">Praise &amp; </text:span><text:span text:style-name="MT5">Worshi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4" draw:text-style-name="MP13" draw:layer="backgroundobjects" svg:width="22.859cm" svg:height="3.18cm" svg:x="1.27cm" svg:y="0.76cm" presentation:class="title">
        <draw:text-box>
          <text:p>Click to edit the title text format</text:p>
        </draw:text-box>
      </draw:frame>
      <presentation:notes style:page-layout-name="PM0">
        <draw:page-thumbnail presentation:style-name="Praise_20_and_20_Worship_20_1st_5f_-title" draw:layer="backgroundobjects" svg:width="12.699cm" svg:height="9.524cm" svg:x="3.175cm" svg:y="1.93cm" presentation:class="page"/>
        <draw:frame presentation:style-name="Praise_20_and_20_Worship_20_1s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calvin.kim</meta:initial-creator>
    <meta:editing-cycles>19</meta:editing-cycles>
    <meta:creation-date>2016-08-07T06:20:16</meta:creation-date>
    <dc:date>2021-07-24T17:39:40.327889207</dc:date>
    <meta:editing-duration>PT4H37M51S</meta:editing-duration>
    <meta:generator>LibreOffice/6.4.7.2$Linux_X86_64 LibreOffice_project/40$Build-2</meta:generator>
    <meta:document-statistic meta:object-count="3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00-template EM.thmx" xlink:href=""/>
  </office:meta>
</office:document-meta>
</file>